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officeooo:paragraph-rsid="001ea0b3"/>
    </style:style>
    <style:style style:name="P2" style:family="paragraph" style:parent-style-name="Standard">
      <style:text-properties officeooo:paragraph-rsid="001ea0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ther Features: Chatbot/Softbot</text:p>
      <text:p text:style-name="P2"/>
      <text:p text:style-name="P1">The chatbot/softbot function is well-designed and relevant to the solution itself. For clinicians interacting with the DiagnoSmart system, the chatbot expands both access to the system and, arguably, its utility in low resource settings. The chatbot allows users to resolve routing errors in the system, expedite data entry, and speak to the platform in real-time. </text:p>
      <text:p text:style-name="P1"/>
      <text:p text:style-name="P1">The chatbot has features which include natural language processing (NLP), speech recognition, and speech synthesis which allows clinicians to dictate into notes, receive confirmations by voice and respond via speech command. Careful consideration was given in the design of the chatbot; it is no longer an explicit add on feature, but one that appears to be essential in improving the workflow of the clinician, lightening the cognitive load to clinicians, and aiding in the purpose of the platform which is to provide proactive, AI-driven mental health ca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7T19:05:56.187622034</meta:creation-date>
    <dc:date>2025-09-27T19:11:41.351748372</dc:date>
    <meta:editing-duration>PT5M51S</meta:editing-duration>
    <meta:editing-cycles>1</meta:editing-cycles>
    <meta:generator>LibreOffice/7.3.7.2$Linux_X86_64 LibreOffice_project/30$Build-2</meta:generator>
    <meta:document-statistic meta:table-count="0" meta:image-count="0" meta:object-count="0" meta:page-count="1" meta:paragraph-count="3" meta:word-count="145" meta:character-count="955" meta:non-whitespace-character-count="812"/>
  </office:meta>
</office:document-meta>
</file>